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Arial" fo:font-size="13pt" fo:language="fr" fo:country="FR" officeooo:rsid="0012035e" officeooo:paragraph-rsid="001ca8e9" style:font-size-asian="13pt" style:font-name-complex="Arial"/>
    </style:style>
    <style:style style:name="P2" style:family="paragraph" style:parent-style-name="Standard">
      <style:text-properties fo:color="#000000" loext:opacity="100%" style:font-name="Arial" fo:font-size="13pt" fo:language="fr" fo:country="FR" officeooo:paragraph-rsid="001ca8e9" style:font-size-asian="13pt" style:font-name-complex="Ari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Arial" fo:font-size="13pt" fo:language="fr" fo:country="FR" officeooo:paragraph-rsid="001f702d" style:font-size-asian="13pt" style:font-name-complex="Ari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Arial" fo:font-size="13pt" fo:language="fr" fo:country="FR" officeooo:rsid="001f702d" officeooo:paragraph-rsid="001f702d" style:font-size-asian="13pt" style:font-name-complex="Ari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Arial" fo:font-size="13pt" fo:language="fr" fo:country="FR" style:text-underline-style="none" fo:font-weight="normal" officeooo:rsid="0018c0d1" officeooo:paragraph-rsid="001f702d" style:font-size-asian="13pt" style:font-weight-asian="normal" style:font-name-complex="Ari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18c0d1" officeooo:paragraph-rsid="001f702d" style:font-size-asian="13pt" style:font-weight-asian="normal" style:font-name-complex="Ari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18c0d1" officeooo:paragraph-rsid="00377cc6" style:font-size-asian="13pt" style:font-weight-asian="normal" style:font-name-complex="Ari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1a5f78" officeooo:paragraph-rsid="0020b4f2" style:font-size-asian="13pt" style:font-weight-asian="normal" style:font-name-complex="Ari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22402a" officeooo:paragraph-rsid="00511e0c" style:font-size-asian="13pt" style:font-weight-asian="normal" style:font-name-complex="Arial" style:font-weight-complex="normal"/>
    </style:style>
    <style:style style:name="P10" style:family="paragraph" style:parent-style-name="Standard">
      <style:paragraph-properties fo:margin-left="0.095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22402a" officeooo:paragraph-rsid="0022402a" style:font-size-asian="13pt" style:font-weight-asian="normal" style:font-name-complex="Arial" style:font-weight-complex="normal"/>
    </style:style>
    <style:style style:name="P11" style:family="paragraph" style:parent-style-name="Standard">
      <style:paragraph-properties fo:margin-left="0.095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1bd459" officeooo:paragraph-rsid="00244887" style:font-size-asian="13pt" style:font-weight-asian="normal" style:font-name-complex="Arial" style:font-weight-complex="normal"/>
    </style:style>
    <style:style style:name="P12" style:family="paragraph" style:parent-style-name="Standard">
      <style:paragraph-properties fo:margin-left="0.095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1ac14f" officeooo:paragraph-rsid="0027b873" style:font-size-asian="13pt" style:font-weight-asian="normal" style:font-name-complex="Arial" style:font-weight-complex="normal"/>
    </style:style>
    <style:style style:name="P13" style:family="paragraph" style:parent-style-name="Standard">
      <style:paragraph-properties fo:margin-left="0.095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normal" officeooo:rsid="0027b873" officeooo:paragraph-rsid="0027b873" style:font-size-asian="13pt" style:font-weight-asian="normal" style:font-name-complex="Arial" style:font-weight-complex="normal"/>
    </style:style>
    <style:style style:name="P14" style:family="paragraph" style:parent-style-name="Standard">
      <style:paragraph-properties fo:margin-left="0.042cm" fo:margin-right="0cm" fo:text-align="start" style:justify-single-word="false" fo:text-indent="0cm" style:auto-text-indent="false"/>
      <style:text-properties fo:color="#000000" loext:opacity="100%" style:font-name="Arial" fo:font-size="13pt" fo:language="fr" fo:country="FR" style:text-underline-style="none" fo:font-weight="bold" officeooo:rsid="001ee501" officeooo:paragraph-rsid="0027b873" style:font-size-asian="13pt" style:font-weight-asian="bold" style:font-name-complex="Arial"/>
    </style:style>
    <style:style style:name="P15" style:family="paragraph" style:parent-style-name="Standard">
      <style:text-properties fo:language="fr" fo:country="FR" officeooo:paragraph-rsid="001ca8e9"/>
    </style:style>
    <style:style style:name="P16" style:family="paragraph" style:parent-style-name="Standard">
      <style:text-properties fo:language="fr" fo:country="FR" officeooo:paragraph-rsid="001f702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fr" fo:country="FR" officeooo:paragraph-rsid="003de148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fr" fo:country="FR" officeooo:paragraph-rsid="00244887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fr" fo:country="FR" officeooo:rsid="0027b873" officeooo:paragraph-rsid="0027b873"/>
    </style:style>
    <style:style style:name="P20" style:family="paragraph" style:parent-style-name="Heading_20_2">
      <style:paragraph-properties fo:text-align="end" style:justify-single-word="false"/>
      <style:text-properties fo:color="#000000" loext:opacity="100%" style:font-name="Arial" fo:font-size="13pt" fo:language="fr" fo:country="FR" fo:font-weight="normal" officeooo:rsid="00559d3c" officeooo:paragraph-rsid="00559d3c" style:font-size-asian="13pt" style:font-weight-asian="normal" style:font-name-complex="Arial" style:font-weight-complex="normal"/>
    </style:style>
    <style:style style:name="P21" style:family="paragraph" style:parent-style-name="Standard">
      <style:paragraph-properties fo:text-align="end" style:justify-single-word="false"/>
      <style:text-properties fo:color="#000000" loext:opacity="100%" style:font-name="Arial" fo:font-size="13pt" fo:language="fr" fo:country="FR" officeooo:rsid="00559d3c" officeooo:paragraph-rsid="00559d3c" style:font-size-asian="13pt" style:font-name-complex="Arial"/>
    </style:style>
    <style:style style:name="P22" style:family="paragraph" style:parent-style-name="Text_20_body">
      <style:paragraph-properties fo:text-align="end" style:justify-single-word="false"/>
      <style:text-properties fo:color="#000000" loext:opacity="100%" style:font-name="Arial" fo:font-size="13pt" fo:language="fr" fo:country="FR" fo:font-weight="normal" officeooo:rsid="00559d3c" officeooo:paragraph-rsid="00559d3c" style:font-size-asian="13pt" style:font-weight-asian="normal" style:font-name-complex="Arial" style:font-weight-complex="normal"/>
    </style:style>
    <style:style style:name="T1" style:family="text">
      <style:text-properties fo:color="#000000" loext:opacity="100%" style:font-name="Arial" fo:font-size="13pt" style:font-size-asian="13pt" style:font-name-complex="Arial"/>
    </style:style>
    <style:style style:name="T2" style:family="text">
      <style:text-properties fo:color="#000000" loext:opacity="100%" style:font-name="Arial" fo:font-size="13pt" officeooo:rsid="0012035e" style:font-size-asian="13pt" style:font-name-complex="Arial"/>
    </style:style>
    <style:style style:name="T3" style:family="text">
      <style:text-properties fo:color="#000000" loext:opacity="100%" style:font-name="Arial" fo:font-size="13pt" officeooo:rsid="00187a79" style:font-size-asian="13pt" style:font-name-complex="Arial"/>
    </style:style>
    <style:style style:name="T4" style:family="text">
      <style:text-properties fo:color="#000000" loext:opacity="100%" style:font-name="Arial" fo:font-size="13pt" style:text-underline-style="solid" style:text-underline-width="auto" style:text-underline-color="font-color" style:font-size-asian="13pt" style:font-name-complex="Arial"/>
    </style:style>
    <style:style style:name="T5" style:family="text">
      <style:text-properties fo:color="#000000" loext:opacity="100%" style:font-name="Arial" fo:font-size="13pt" style:text-underline-style="none" fo:font-weight="normal" style:font-size-asian="13pt" style:font-weight-asian="normal" style:font-name-complex="Arial" style:font-weight-complex="normal"/>
    </style:style>
    <style:style style:name="T6" style:family="text">
      <style:text-properties fo:color="#000000" loext:opacity="100%" style:font-name="Arial" fo:font-size="13pt" style:text-underline-style="none" fo:font-weight="normal" officeooo:rsid="001a5f78" style:font-size-asian="13pt" style:font-weight-asian="normal" style:font-name-complex="Arial" style:font-weight-complex="normal"/>
    </style:style>
    <style:style style:name="T7" style:family="text">
      <style:text-properties fo:color="#000000" loext:opacity="100%" style:font-name="Arial" fo:font-size="13pt" style:text-underline-style="none" fo:font-weight="normal" officeooo:rsid="0020b4f2" style:font-size-asian="13pt" style:font-weight-asian="normal" style:font-name-complex="Arial" style:font-weight-complex="normal"/>
    </style:style>
    <style:style style:name="T8" style:family="text">
      <style:text-properties fo:color="#000000" loext:opacity="100%" style:font-name="Arial" fo:font-size="13pt" style:text-underline-style="none" fo:font-weight="normal" officeooo:rsid="0022402a" style:font-size-asian="13pt" style:font-weight-asian="normal" style:font-name-complex="Arial" style:font-weight-complex="normal"/>
    </style:style>
    <style:style style:name="T9" style:family="text">
      <style:text-properties fo:color="#000000" loext:opacity="100%" style:font-name="Arial" fo:font-size="13pt" style:text-underline-style="none" fo:font-weight="normal" officeooo:rsid="002bc91d" style:font-size-asian="13pt" style:font-weight-asian="normal" style:font-name-complex="Arial" style:font-weight-complex="normal"/>
    </style:style>
    <style:style style:name="T10" style:family="text">
      <style:text-properties fo:color="#000000" loext:opacity="100%" style:font-name="Arial" fo:font-size="13pt" style:text-underline-style="none" fo:font-weight="normal" officeooo:rsid="00472c53" style:font-size-asian="13pt" style:font-weight-asian="normal" style:font-name-complex="Arial" style:font-weight-complex="normal"/>
    </style:style>
    <style:style style:name="T11" style:family="text">
      <style:text-properties fo:color="#000000" loext:opacity="100%" style:font-name="Arial" fo:font-size="13pt" style:text-underline-style="none" fo:font-weight="normal" officeooo:rsid="00481694" style:font-size-asian="13pt" style:font-weight-asian="normal" style:font-name-complex="Arial" style:font-weight-complex="normal"/>
    </style:style>
    <style:style style:name="T12" style:family="text">
      <style:text-properties fo:color="#000000" loext:opacity="100%" style:font-name="Arial" fo:font-size="13pt" style:text-underline-style="none" fo:font-weight="normal" officeooo:rsid="002cea5d" style:font-size-asian="13pt" style:font-weight-asian="normal" style:font-name-complex="Arial" style:font-weight-complex="normal"/>
    </style:style>
    <style:style style:name="T13" style:family="text">
      <style:text-properties fo:color="#000000" loext:opacity="100%" style:font-name="Arial" fo:font-size="13pt" style:text-underline-style="none" fo:font-weight="normal" officeooo:rsid="00496953" style:font-size-asian="13pt" style:font-weight-asian="normal" style:font-name-complex="Arial" style:font-weight-complex="normal"/>
    </style:style>
    <style:style style:name="T14" style:family="text">
      <style:text-properties fo:color="#000000" loext:opacity="100%" style:font-name="Arial" fo:font-size="13pt" style:text-underline-style="none" fo:font-weight="normal" officeooo:rsid="002254ce" style:font-size-asian="13pt" style:font-weight-asian="normal" style:font-name-complex="Arial" style:font-weight-complex="normal"/>
    </style:style>
    <style:style style:name="T15" style:family="text">
      <style:text-properties fo:color="#000000" loext:opacity="100%" style:font-name="Arial" fo:font-size="13pt" style:text-underline-style="none" fo:font-weight="normal" officeooo:rsid="00244887" style:font-size-asian="13pt" style:font-weight-asian="normal" style:font-name-complex="Arial" style:font-weight-complex="normal"/>
    </style:style>
    <style:style style:name="T16" style:family="text">
      <style:text-properties fo:color="#000000" loext:opacity="100%" style:font-name="Arial" fo:font-size="13pt" style:text-underline-style="none" fo:font-weight="normal" officeooo:rsid="001bd459" style:font-size-asian="13pt" style:font-weight-asian="normal" style:font-name-complex="Arial" style:font-weight-complex="normal"/>
    </style:style>
    <style:style style:name="T17" style:family="text">
      <style:text-properties fo:color="#000000" loext:opacity="100%" style:font-name="Arial" fo:font-size="13pt" style:text-underline-style="none" fo:font-weight="normal" officeooo:rsid="00303dff" style:font-size-asian="13pt" style:font-weight-asian="normal" style:font-name-complex="Arial" style:font-weight-complex="normal"/>
    </style:style>
    <style:style style:name="T18" style:family="text">
      <style:text-properties fo:color="#000000" loext:opacity="100%" style:font-name="Arial" fo:font-size="13pt" style:text-underline-style="none" fo:font-weight="normal" officeooo:rsid="0025149f" style:font-size-asian="13pt" style:font-weight-asian="normal" style:font-name-complex="Arial" style:font-weight-complex="normal"/>
    </style:style>
    <style:style style:name="T19" style:family="text">
      <style:text-properties fo:color="#000000" loext:opacity="100%" style:font-name="Arial" fo:font-size="13pt" style:text-underline-style="none" fo:font-weight="normal" officeooo:rsid="0026371f" style:font-size-asian="13pt" style:font-weight-asian="normal" style:font-name-complex="Arial" style:font-weight-complex="normal"/>
    </style:style>
    <style:style style:name="T20" style:family="text">
      <style:text-properties fo:color="#000000" loext:opacity="100%" style:font-name="Arial" fo:font-size="13pt" style:text-underline-style="none" fo:font-weight="normal" officeooo:rsid="0030f575" style:font-size-asian="13pt" style:font-weight-asian="normal" style:font-name-complex="Arial" style:font-weight-complex="normal"/>
    </style:style>
    <style:style style:name="T21" style:family="text">
      <style:text-properties fo:color="#000000" loext:opacity="100%" style:font-name="Arial" fo:font-size="13pt" style:text-underline-style="none" fo:font-weight="normal" officeooo:rsid="00276bb8" style:font-size-asian="13pt" style:font-weight-asian="normal" style:font-name-complex="Arial" style:font-weight-complex="normal"/>
    </style:style>
    <style:style style:name="T22" style:family="text">
      <style:text-properties fo:color="#000000" loext:opacity="100%" style:font-name="Arial" fo:font-size="13pt" style:text-underline-style="none" fo:font-weight="normal" officeooo:rsid="001ac14f" style:font-size-asian="13pt" style:font-weight-asian="normal" style:font-name-complex="Arial" style:font-weight-complex="normal"/>
    </style:style>
    <style:style style:name="T23" style:family="text">
      <style:text-properties fo:color="#000080" loext:opacity="100%" style:font-name="Arial" fo:font-size="13pt" style:font-size-asian="13pt" style:font-name-complex="Ari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2a0e7d"/>
    </style:style>
    <style:style style:name="T26" style:family="text">
      <style:text-properties officeooo:rsid="0032908e"/>
    </style:style>
    <style:style style:name="T27" style:family="text">
      <style:text-properties officeooo:rsid="00344dc9"/>
    </style:style>
    <style:style style:name="T28" style:family="text">
      <style:text-properties officeooo:rsid="0035eb6f"/>
    </style:style>
    <style:style style:name="T29" style:family="text">
      <style:text-properties officeooo:rsid="00377cc6"/>
    </style:style>
    <style:style style:name="T30" style:family="text">
      <style:text-properties officeooo:rsid="00413fff"/>
    </style:style>
    <style:style style:name="T31" style:family="text">
      <style:text-properties officeooo:rsid="0042ce30"/>
    </style:style>
    <style:style style:name="T32" style:family="text">
      <style:text-properties officeooo:rsid="004396a7"/>
    </style:style>
    <style:style style:name="T33" style:family="text">
      <style:text-properties officeooo:rsid="00454fbf"/>
    </style:style>
    <style:style style:name="T34" style:family="text">
      <style:text-properties officeooo:rsid="004ba169"/>
    </style:style>
    <style:style style:name="T35" style:family="text">
      <style:text-properties officeooo:rsid="00511e0c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27b873" style:font-weight-asian="normal" style:font-weight-complex="normal"/>
    </style:style>
    <style:style style:name="T38" style:family="text">
      <style:text-properties fo:font-weight="normal" officeooo:rsid="00511e0c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NEAU Martin</text:p>
      <text:p text:style-name="P1">87 Rue Adrien Recouvreur</text:p>
      <text:p text:style-name="P15"><text:span text:style-name="T1">49</text:span><text:span text:style-name="T2">000</text:span><text:span text:style-name="T1"> <text:s/></text:span><text:span text:style-name="T2">Angers</text:span></text:p>
      <text:p text:style-name="P15"><text:span text:style-name="T1">tél.: 0</text:span><text:span text:style-name="T2">7 84 63 97 01</text:span></text:p>
      <text:p text:style-name="P15"><text:span text:style-name="T1">email : </text:span><text:span text:style-name="T23">martinprofessionnel0@gmail.com </text:span></text:p>
      <text:p text:style-name="P2"/>
      <text:h text:style-name="P20" text:outline-level="2">MICRO-CONCEPT TECHNOLOGIE</text:h>
      <text:p text:style-name="P22">72 Rue Rabelais </text:p>
      <text:p text:style-name="P22">49000 Angers </text:p>
      <text:p text:style-name="P22"><text:a xlink:type="simple" xlink:href="https://www.google.com/search?client=opera-gx&amp;q=micro+concept+informatique&amp;sourceid=opera&amp;ie=UTF-8&amp;oe=UTF-8#" text:style-name="Internet_20_link" text:visited-style-name="Visited_20_Internet_20_Link">02 41 27 25 00</text:a> </text:p>
      <text:p text:style-name="P21"/>
      <text:p text:style-name="P16"><text:span text:style-name="T4">Objet ;</text:span><text:span text:style-name="T1"> Candidature pour une Période de Formation en Milieu Professionnel </text:span></text:p>
      <text:p text:style-name="P16"><text:span text:style-name="T4">Période :</text:span><text:span text:style-name="T3">02/04/2024 au 19/04/2024</text:span></text:p>
      <text:p text:style-name="P3"><text:span text:style-name="T24">Pièces Jointes </text:span>: CV et Annexe pédagogique</text:p>
      <text:p text:style-name="P3"/>
      <text:p text:style-name="P4">Madame, Monsieur </text:p>
      <text:p text:style-name="P5"/>
      <text:p text:style-name="P7"><text:span text:style-name="T26">J'ai choisi </text:span>votre entreprise <text:span text:style-name="T27">car vous êtes réputés pour vos qualités de services</text:span><text:span text:style-name="T29">.</text:span></text:p>
      <text:p text:style-name="P6">Les<text:span text:style-name="T31"> prestation</text:span><text:span text:style-name="T32">s, </text:span><text:span text:style-name="T30">vos qualités de services</text:span> <text:span text:style-name="T33">et le serieux de votre entreprise </text:span>m’intéresse<text:span text:style-name="T25">n</text:span><text:span text:style-name="T28">t car elles sont en liens avec ma formation.</text:span></text:p>
      <text:p text:style-name="P8"/>
      <text:p text:style-name="P17"><text:span text:style-name="T6">Je suis a</text:span><text:span text:style-name="T7">ctuellement</text:span><text:span text:style-name="T6"> </text:span><text:span text:style-name="T10">aux </text:span><text:span text:style-name="T6">Lycee Chevrol</text:span><text:span text:style-name="T10">l</text:span><text:span text:style-name="T6">ier en seconde professionnel MTNE </text:span><text:span text:style-name="T8">(Metier des Transitions </text:span><text:span text:style-name="T11">Numériques et </text:span><text:span text:style-name="T8">Energitiques)</text:span><text:span text:style-name="T9">.</text:span></text:p>
      <text:p text:style-name="P17"><text:span text:style-name="T6">Je recherche ce</text:span><text:span text:style-name="T11">s périodes de formations</text:span><text:span text:style-name="T6"> pour </text:span><text:span text:style-name="T12">acquérir</text:span><text:span text:style-name="T6"> de l’expérience et </text:span><text:span text:style-name="T13">compléter mes</text:span><text:span text:style-name="T6"> connaissances.</text:span></text:p>
      <text:p text:style-name="P9">Pour ensuite poursuivre vers un BAC PRO CIEL<text:span text:style-name="T35">(</text:span>Cybersecurité Informatiques et Résaux Electroniqu<text:span text:style-name="T34">e</text:span>) <text:span text:style-name="T34">anciennement SN</text:span>(<text:span text:style-name="T35">Système Numérique</text:span>).</text:p>
      <text:p text:style-name="P10"/>
      <text:p text:style-name="P18"><text:span text:style-name="T14">Dans le cadre de ce cursus scolaire des Périodes de Formation en Entreprises, sont prévues et je souhaiterais effectuer une de ces périodes dans votre entreprise. </text:span><text:span text:style-name="T15">Cela me permettra </text:span><text:span text:style-name="T16">d</text:span><text:span text:style-name="T17">'</text:span><text:span text:style-name="T9">acquérir</text:span><text:span text:style-name="T16"> l’expérience </text:span><text:span text:style-name="T9">et</text:span><text:span text:style-name="T16"> d</text:span><text:span text:style-name="T18">es connaissances</text:span><text:span text:style-name="T19"> et</text:span><text:span text:style-name="T16"> </text:span><text:span text:style-name="T20">de </text:span><text:span text:style-name="T16">découvrir le </text:span><text:span text:style-name="T21">volet </text:span><text:span text:style-name="T16">commercial </text:span><text:span text:style-name="T21">du métier</text:span><text:span text:style-name="T16">.</text:span></text:p>
      <text:p text:style-name="P11"/>
      <text:p text:style-name="P19"><text:span text:style-name="T16">J</text:span><text:span text:style-name="T5">e suis </text:span><text:span text:style-name="T22">assidu, sérieux, motivé, passionné, à l’écoute, serviable.</text:span></text:p>
      <text:p text:style-name="P12"/>
      <text:p text:style-name="P19"><text:span text:style-name="T22">J</text:span><text:span text:style-name="T5">e me tiens à votre disposition pour plus de précisions et pour vous rencontrer.</text:span></text:p>
      <text:p text:style-name="P13"/>
      <text:p text:style-name="P14"><text:span text:style-name="T36">Madame, Monsieur, je </text:span><text:span text:style-name="T37">vous </text:span><text:span text:style-name="T36">prie d’agréer mes respectueuse</text:span><text:span text:style-name="T38">s</text:span><text:span text:style-name="T36"> salutations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11:46:46.769000000</meta:creation-date>
    <dc:date>2023-12-12T18:18:33.652000000</dc:date>
    <meta:editing-duration>PT42M27S</meta:editing-duration>
    <meta:editing-cycles>49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2" meta:word-count="206" meta:character-count="1402" meta:non-whitespace-character-count="1211"/>
  </office:meta>
</office:document-meta>
</file>